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Courier, monospace, arial, sans-serif"/>
    <style:font-face style:name="Google Sans" svg:font-family="'Google Sans', Arial, sans-serif"/>
    <style:font-face style:name="Helvetica" svg:font-family="Helvetica, Arial, sans-serif"/>
    <style:font-face style:name="Lohit Devanagari1" svg:font-family="'Lohit Devanagari'"/>
    <style:font-face style:name="Menlo" svg:font-family="Menlo, Monaco, Consolas, 'Courier New', monospace"/>
    <style:font-face style:name="Titillium Web" svg:font-family="'Titillium Web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 officeooo:rsid="0019b5c0" officeooo:paragraph-rsid="0019b5c0" style:font-weight-asian="normal" style:font-weight-complex="normal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</style:style>
    <style:style style:name="P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officeooo:paragraph-rsid="0019b5c0"/>
    </style:style>
    <style:style style:name="P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weight="bold" officeooo:rsid="0019b5c0" officeooo:paragraph-rsid="0019b5c0" style:font-weight-asian="bold" style:font-weight-complex="bold"/>
    </style:style>
    <style:style style:name="P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weight="bold" officeooo:rsid="0019b5c0" style:font-weight-asian="bold" style:font-weight-complex="bold"/>
    </style:style>
    <style:style style:name="P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weight="bold" officeooo:paragraph-rsid="0019b5c0" style:font-weight-asian="bold" style:font-weight-complex="bold"/>
    </style:style>
    <style:style style:name="P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weight="bold" officeooo:paragraph-rsid="001cc84a" style:font-weight-asian="bold" style:font-weight-complex="bold"/>
    </style:style>
    <style:style style:name="P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weight="bold" officeooo:paragraph-rsid="001f1f79" style:font-weight-asian="bold" style:font-weight-complex="bold"/>
    </style:style>
    <style:style style:name="P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weight="bold" officeooo:rsid="001ace54" officeooo:paragraph-rsid="001ace54" style:font-weight-asian="bold" style:font-weight-complex="bold"/>
    </style:style>
    <style:style style:name="P10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weight="bold" officeooo:rsid="001db667" officeooo:paragraph-rsid="001db667" style:font-weight-asian="bold" style:font-weight-complex="bold"/>
    </style:style>
    <style:style style:name="P1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weight="bold" officeooo:rsid="001f1f79" officeooo:paragraph-rsid="001f1f79" style:font-weight-asian="bold" style:font-weight-complex="bold"/>
    </style:style>
    <style:style style:name="P1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weight="normal" officeooo:rsid="0020b007" officeooo:paragraph-rsid="0020b007" style:font-weight-asian="normal" style:font-weight-complex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weight="normal" officeooo:paragraph-rsid="001ace54"/>
    </style:style>
    <style:style style:name="P1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weight="normal" officeooo:paragraph-rsid="001cc84a"/>
    </style:style>
    <style:style style:name="P1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weight="normal" officeooo:paragraph-rsid="001db667"/>
    </style:style>
    <style:style style:name="P1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weight="normal" officeooo:paragraph-rsid="001f1f79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line-height="142%" fo:orphans="2" fo:widows="2" fo:background-color="#ffffff" fo:padding="0cm" fo:border="none"/>
      <style:text-properties fo:font-variant="normal" fo:text-transform="none" fo:color="#009900" style:font-name="Menlo" fo:font-size="9.75pt" fo:letter-spacing="normal" fo:font-style="normal" fo:font-weight="normal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line-height="142%" fo:orphans="2" fo:widows="2" fo:background-color="#ffffff" fo:padding="0cm" fo:border="none"/>
      <style:text-properties fo:font-variant="normal" fo:text-transform="none" fo:color="#009900" style:font-name="Menlo" fo:font-size="9.75pt" fo:letter-spacing="normal" fo:font-style="normal" fo:font-weight="bold" style:font-weight-asian="bold" style:font-weight-complex="bold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line-height="142%" fo:orphans="2" fo:widows="2" fo:background-color="#ffffff" fo:padding="0cm" fo:border="none"/>
      <style:text-properties fo:font-variant="normal" fo:text-transform="none" fo:color="#000000" fo:letter-spacing="normal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line-height="142%" fo:orphans="2" fo:widows="2" fo:background-color="#ffffff" fo:padding="0cm" fo:border="none"/>
      <style:text-properties fo:font-variant="normal" fo:text-transform="none" fo:color="#000000" fo:letter-spacing="normal" fo:font-weight="bold" style:font-weight-asian="bold" style:font-weight-complex="bold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line-height="142%" fo:orphans="2" fo:widows="2" fo:background-color="#ffffff" fo:padding="0cm" fo:border="none"/>
      <style:text-properties fo:font-variant="normal" fo:text-transform="none" fo:color="#000000" style:font-name="Menlo" fo:font-size="9.75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color="#000000" style:font-name="Courier New" fo:font-size="10.5pt" fo:letter-spacing="normal" fo:font-style="normal"/>
    </style:style>
    <style:style style:name="T2" style:family="text">
      <style:text-properties fo:font-variant="normal" fo:text-transform="none" fo:color="#000000" style:font-name="Courier New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Courier New" fo:font-size="10.5pt" fo:letter-spacing="normal" fo:font-style="normal" fo:font-weight="normal" officeooo:rsid="0019b5c0" style:font-weight-asian="normal" style:font-weight-complex="normal"/>
    </style:style>
    <style:style style:name="T4" style:family="text">
      <style:text-properties fo:font-variant="normal" fo:text-transform="none" fo:color="#000000" style:font-name="Courier New" fo:font-size="10.5pt" fo:letter-spacing="normal" fo:font-style="normal" fo:font-weight="normal" officeooo:rsid="001ace54" style:font-weight-asian="normal" style:font-weight-complex="normal"/>
    </style:style>
    <style:style style:name="T5" style:family="text">
      <style:text-properties fo:font-variant="normal" fo:text-transform="none" fo:color="#000000" style:font-name="Courier New" fo:font-size="10.5pt" fo:letter-spacing="normal" fo:font-style="normal" officeooo:rsid="0019b5c0" style:font-weight-asian="normal" style:font-weight-complex="normal"/>
    </style:style>
    <style:style style:name="T6" style:family="text">
      <style:text-properties fo:font-variant="normal" fo:text-transform="none" fo:color="#000000" style:font-name="Helvetica" fo:font-size="12.75pt" fo:letter-spacing="normal" fo:font-style="normal"/>
    </style:style>
    <style:style style:name="T7" style:family="text">
      <style:text-properties fo:font-variant="normal" fo:text-transform="none" fo:color="#000000" style:font-name="Helvetica" fo:font-size="12.75pt" fo:letter-spacing="normal" fo:font-style="normal" fo:font-weight="normal" officeooo:rsid="0019b5c0" style:font-weight-asian="normal" style:font-weight-complex="normal"/>
    </style:style>
    <style:style style:name="T8" style:family="text">
      <style:text-properties fo:font-variant="normal" fo:text-transform="none" fo:color="#000000" style:font-name="Helvetica" fo:font-size="12.75pt" fo:letter-spacing="normal" fo:font-style="normal" officeooo:rsid="0019b5c0"/>
    </style:style>
    <style:style style:name="T9" style:family="text">
      <style:text-properties fo:font-variant="normal" fo:text-transform="none" fo:color="#000000" style:font-name="Helvetica" fo:font-size="12.75pt" fo:letter-spacing="normal" fo:font-style="normal" style:font-weight-asian="normal" style:font-weight-complex="normal"/>
    </style:style>
    <style:style style:name="T10" style:family="text">
      <style:text-properties fo:font-variant="normal" fo:text-transform="none" fo:color="#000000" style:font-name="Helvetica" fo:font-size="12.75pt" fo:letter-spacing="normal" fo:font-style="normal" officeooo:rsid="0019b5c0" style:font-weight-asian="normal" style:font-weight-complex="normal"/>
    </style:style>
    <style:style style:name="T11" style:family="text">
      <style:text-properties fo:font-variant="normal" fo:text-transform="none" fo:color="#000000" style:font-name="Helvetica" fo:font-size="12.75pt" fo:letter-spacing="normal" fo:font-style="normal" officeooo:rsid="001ace54" style:font-weight-asian="normal" style:font-weight-complex="normal"/>
    </style:style>
    <style:style style:name="T12" style:family="text">
      <style:text-properties fo:font-variant="normal" fo:text-transform="none" fo:color="#000000" style:font-name="Helvetica" fo:font-size="12.75pt" fo:letter-spacing="normal" fo:font-style="normal" officeooo:rsid="001cc84a" style:font-weight-asian="normal" style:font-weight-complex="normal"/>
    </style:style>
    <style:style style:name="T13" style:family="text">
      <style:text-properties fo:font-variant="normal" fo:text-transform="none" fo:color="#000000" style:font-name="Helvetica" fo:font-size="12.75pt" fo:letter-spacing="normal" fo:font-style="normal" officeooo:rsid="001db667" style:font-weight-asian="normal" style:font-weight-complex="normal"/>
    </style:style>
    <style:style style:name="T14" style:family="text">
      <style:text-properties fo:font-variant="normal" fo:text-transform="none" fo:color="#000000" style:font-name="Helvetica" fo:font-size="12.75pt" fo:letter-spacing="normal" fo:font-style="normal" officeooo:rsid="001f1f79" style:font-weight-asian="normal" style:font-weight-complex="normal"/>
    </style:style>
    <style:style style:name="T15" style:family="text">
      <style:text-properties fo:font-variant="normal" fo:text-transform="none" fo:color="#000000" style:font-name="Helvetica" fo:font-size="12.75pt" fo:letter-spacing="normal" fo:font-style="normal" fo:font-weight="bold"/>
    </style:style>
    <style:style style:name="T16" style:family="text">
      <style:text-properties fo:font-variant="normal" fo:text-transform="none" fo:color="#000000" style:font-name="Helvetica" fo:font-size="12.75pt" fo:letter-spacing="normal" fo:font-style="normal" fo:font-weight="bold" officeooo:rsid="001cc84a" style:font-weight-asian="normal" style:font-weight-complex="normal"/>
    </style:style>
    <style:style style:name="T17" style:family="text">
      <style:text-properties fo:font-variant="normal" fo:text-transform="none" fo:color="#000000" style:font-name="Helvetica" fo:font-size="12.75pt" fo:letter-spacing="normal" fo:font-style="normal" officeooo:rsid="001cc84a"/>
    </style:style>
    <style:style style:name="T18" style:family="text">
      <style:text-properties style:font-name="Helvetica" fo:font-size="12.75pt"/>
    </style:style>
    <style:style style:name="T19" style:family="text">
      <style:text-properties style:font-name="Helvetica" fo:font-size="12.75pt" fo:font-weight="bold"/>
    </style:style>
    <style:style style:name="T20" style:family="text">
      <style:text-properties style:font-name="Helvetica" fo:font-size="12.75pt" fo:font-weight="bold" style:font-weight-asian="normal" style:font-weight-complex="normal"/>
    </style:style>
    <style:style style:name="T21" style:family="text">
      <style:text-properties style:font-name="Helvetica" fo:font-size="12.75pt" style:font-weight-asian="normal" style:font-weight-complex="normal"/>
    </style:style>
    <style:style style:name="T22" style:family="text">
      <style:text-properties fo:font-weight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Menlo" fo:font-size="9.75pt" fo:font-style="normal"/>
    </style:style>
    <style:style style:name="T25" style:family="text">
      <style:text-properties style:font-name="Menlo" fo:font-size="9.75pt" fo:font-style="normal" fo:font-weight="normal"/>
    </style:style>
    <style:style style:name="T26" style:family="text">
      <style:text-properties style:font-name="Menlo" fo:font-size="9.75pt" fo:font-style="normal" fo:font-weight="bold"/>
    </style:style>
    <style:style style:name="T27" style:family="text">
      <style:text-properties fo:color="#009900" style:font-name="Menlo" fo:font-size="9.75pt" fo:font-style="normal"/>
    </style:style>
    <style:style style:name="T28" style:family="text">
      <style:text-properties fo:color="#009900" style:font-name="Menlo" fo:font-size="9.75pt" fo:font-style="normal" fo:font-weight="normal"/>
    </style:style>
    <style:style style:name="T29" style:family="text">
      <style:text-properties fo:color="#339933" style:font-name="Menlo" fo:font-size="9.75pt" fo:font-style="normal"/>
    </style:style>
    <style:style style:name="T30" style:family="text">
      <style:text-properties fo:color="#339933" style:font-name="Menlo" fo:font-size="9.75pt" fo:font-style="normal" fo:font-weight="normal"/>
    </style:style>
    <style:style style:name="T31" style:family="text">
      <style:text-properties fo:color="#003399" style:font-name="Menlo" fo:font-size="9.75pt" fo:font-style="normal"/>
    </style:style>
    <style:style style:name="T32" style:family="text">
      <style:text-properties fo:color="#003399" style:font-name="Menlo" fo:font-size="9.75pt" fo:font-style="normal" fo:font-weight="normal"/>
    </style:style>
    <style:style style:name="T33" style:family="text">
      <style:text-properties fo:color="#003399" style:font-name="Helvetica" fo:font-size="12.75pt" style:font-weight-asian="normal" style:font-weight-complex="normal"/>
    </style:style>
    <style:style style:name="T34" style:family="text">
      <style:text-properties fo:color="#0000ff" style:font-name="Menlo" fo:font-size="9.75pt" fo:font-style="normal"/>
    </style:style>
    <style:style style:name="T35" style:family="text">
      <style:text-properties fo:color="#0000ff" style:font-name="Menlo" fo:font-size="9.75pt" fo:font-style="normal" fo:font-weight="normal"/>
    </style:style>
    <style:style style:name="T36" style:family="text">
      <style:text-properties fo:color="#000066" style:font-name="Menlo" fo:font-size="9.75pt" fo:font-style="normal"/>
    </style:style>
    <style:style style:name="T37" style:family="text">
      <style:text-properties fo:color="#000066" style:font-name="Menlo" fo:font-size="9.75pt" fo:font-style="normal" fo:font-weight="bold"/>
    </style:style>
    <style:style style:name="T38" style:family="text">
      <style:text-properties fo:color="#006633" style:font-name="Menlo" fo:font-size="9.75pt" fo:font-style="normal"/>
    </style:style>
    <style:style style:name="T39" style:family="text">
      <style:text-properties fo:color="#006633" style:font-name="Menlo" fo:font-size="9.75pt" fo:font-style="normal" fo:font-weight="normal"/>
    </style:style>
    <style:style style:name="T40" style:family="text">
      <style:text-properties fo:color="#cc66cc" style:font-name="Menlo" fo:font-size="9.7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1) Write a Java program to create a class called "Cat" with instance variables name and age. Implement a default constructor that initializes the name to "Unknown" and the age to 0. Print the values of the variables.</text:span></text:p>
      <text:p text:style-name="P5"><text:span text:style-name="T1"/></text:p>
      <text:p text:style-name="P4"><text:span text:style-name="T1">public class cat {</text:span></text:p>
      <text:p text:style-name="P4"><text:span text:style-name="T1"><text:tab/>String name="UNKNOWN";</text:span></text:p>
      <text:p text:style-name="P4"><text:span text:style-name="T1"><text:tab/>int age = 0;</text:span></text:p>
      <text:p text:style-name="P4"><text:span text:style-name="T1"><text:tab/>public cat() {</text:span></text:p>
      <text:p text:style-name="P4"><text:span text:style-name="T1"><text:tab/><text:tab/>age = 2;</text:span></text:p>
      <text:p text:style-name="P4"><text:span text:style-name="T1"><text:tab/>}</text:span></text:p>
      <text:p text:style-name="P4"><text:span text:style-name="T1">public static void main(String[]args) {</text:span></text:p>
      <text:p text:style-name="P4"><text:span text:style-name="T1"><text:tab/>cat s=new cat();</text:span></text:p>
      <text:p text:style-name="P4"><text:span text:style-name="T1"><text:tab/>System.out.println(s.name);</text:span></text:p>
      <text:p text:style-name="P4"><text:span text:style-name="T1"><text:tab/>System.out.println(s.age);</text:span></text:p>
      <text:p text:style-name="P4"><text:span text:style-name="T1"><text:tab/></text:span></text:p>
      <text:p text:style-name="P4"><text:span text:style-name="T1">}</text:span></text:p>
      <text:p text:style-name="P4"><text:span text:style-name="T1">}</text:span></text:p>
      <text:p text:style-name="P1">2) Write a Java program to create a class called Dog with instance variables name and color. Implement a parameterized constructor that takes name and color as parameters and initializes the instance variables. Print the values of the variables.</text:p>
      <text:p text:style-name="P4"><text:span text:style-name="T1"/></text:p>
      <text:p text:style-name="P4"><text:span text:style-name="T1">public class dog {</text:span></text:p>
      <text:p text:style-name="P4"><text:span text:style-name="T1"><text:tab/>String name;</text:span></text:p>
      <text:p text:style-name="P4"><text:span text:style-name="T1"><text:tab/>String colour;</text:span></text:p>
      <text:p text:style-name="P4"><text:span text:style-name="T1">public dog(String a,String b)</text:span></text:p>
      <text:p text:style-name="P4"><text:span text:style-name="T1">{</text:span></text:p>
      <text:p text:style-name="P4"><text:span text:style-name="T1"><text:tab/>name = a;</text:span></text:p>
      <text:p text:style-name="P4"><text:span text:style-name="T1"><text:tab/>colour = b;</text:span></text:p>
      <text:p text:style-name="P4"><text:span text:style-name="T1">}</text:span></text:p>
      <text:p text:style-name="P4"><text:span text:style-name="T1">public static void main(String[]args) {</text:span></text:p>
      <text:p text:style-name="P4"><text:span text:style-name="T1"><text:tab/>dog o = new dog("chipko","white");</text:span></text:p>
      <text:p text:style-name="P4"><text:span text:style-name="T1"><text:tab/>System.out.println("Dog name is:"+o.name);</text:span></text:p>
      <text:p text:style-name="P4"><text:span text:style-name="T1"><text:tab/>System.out.println("Dog colour is:"+o.colour);</text:span></text:p>
      <text:p text:style-name="P4"><text:span text:style-name="T1">}</text:span></text:p>
      <text:p text:style-name="P4"><text:span text:style-name="T1">}</text:span></text:p>
      <text:p text:style-name="P3"><text:span text:style-name="T3">3)</text:span><text:span text:style-name="T4">W</text:span><text:span text:style-name="T7">rite a Java program to create a class called Vehicle with a method called drive(). Create a subclass called Car that overrides the drive() method to print "Repairing a car".</text:span></text:p>
      <text:p text:style-name="P6"><text:span text:style-name="T8">class Vehicle {</text:span></text:p>
      <text:p text:style-name="P6"><text:span text:style-name="T8"><text:s text:c="4"/>public void drive() {</text:span></text:p>
      <text:p text:style-name="P6"><text:span text:style-name="T8"><text:s text:c="8"/>System.out.println("Repairing a vehicle");</text:span></text:p>
      <text:p text:style-name="P6"><text:span text:style-name="T8"><text:s text:c="4"/>}</text:span></text:p>
      <text:p text:style-name="P6"><text:span text:style-name="T8">} </text:span></text:p>
      <text:p text:style-name="P6"><text:span text:style-name="T8">class Car extends Vehicle {</text:span></text:p>
      <text:p text:style-name="P6"><text:span text:style-name="T8"><text:s text:c="4"/>public void drive() {</text:span></text:p>
      <text:p text:style-name="P6"><text:span text:style-name="T8"><text:s text:c="8"/>System.out.println("Repairing a car");</text:span></text:p>
      <text:p text:style-name="P6"><text:span text:style-name="T8"><text:s text:c="4"/>}</text:span></text:p>
      <text:p text:style-name="P6"><text:span text:style-name="T8">} </text:span></text:p>
      <text:p text:style-name="P6"><text:span text:style-name="T8">public class Main {</text:span></text:p>
      <text:p text:style-name="P6"><text:span text:style-name="T8"><text:s text:c="4"/>public static void main(String[] args) {</text:span></text:p>
      <text:p text:style-name="P6"><text:span text:style-name="T8"><text:s text:c="8"/>Vehicle vehicle = new Vehicle();</text:span></text:p>
      <text:p text:style-name="P6"><text:span text:style-name="T8"><text:s text:c="8"/>Car car = new Car();</text:span></text:p>
      <text:p text:style-name="P6"><text:span text:style-name="T8"><text:s text:c="8"/>vehicle.drive(); </text:span></text:p>
      <text:p text:style-name="P6"><text:span text:style-name="T8"><text:s text:c="8"/>car.drive(); </text:span></text:p>
      <text:p text:style-name="P6"><text:soft-page-break/><text:span text:style-name="T8"><text:s text:c="4"/>}</text:span></text:p>
      <text:p text:style-name="P6"><text:span text:style-name="T8">} </text:span></text:p>
      <text:p text:style-name="P13"><text:span text:style-name="T10">4</text:span><text:span text:style-name="T11">)</text:span><text:span text:style-name="T6">Write a Java program to create a class called Rectangle with private instance variables length and width. Provide public getter and setter methods to access and modify these variables.</text:span></text:p>
      <text:p text:style-name="P9"><text:span text:style-name="T6">class Rectangle {</text:span></text:p>
      <text:p text:style-name="P9"><text:span text:style-name="T6"><text:s text:c="2"/>private double length;</text:span></text:p>
      <text:p text:style-name="P9"><text:span text:style-name="T6"><text:s text:c="2"/>private double width;</text:span></text:p>
      <text:p text:style-name="P9"><text:span text:style-name="T6"><text:s text:c="2"/>public double getLength() {</text:span></text:p>
      <text:p text:style-name="P9"><text:span text:style-name="T6"><text:s text:c="4"/>return length;</text:span></text:p>
      <text:p text:style-name="P9"><text:span text:style-name="T6"><text:s text:c="2"/>}</text:span></text:p>
      <text:p text:style-name="P9"><text:span text:style-name="T6"><text:s text:c="2"/>public void setLength(double length) {</text:span></text:p>
      <text:p text:style-name="P9"><text:span text:style-name="T6"><text:s text:c="4"/>this.length = length;</text:span></text:p>
      <text:p text:style-name="P9"><text:span text:style-name="T6"><text:s text:c="2"/>}</text:span></text:p>
      <text:p text:style-name="P9"><text:span text:style-name="T6"><text:s text:c="2"/>public double getWidth() {</text:span></text:p>
      <text:p text:style-name="P9"><text:span text:style-name="T6"><text:s text:c="4"/>return width;</text:span></text:p>
      <text:p text:style-name="P9"><text:span text:style-name="T6"><text:s text:c="2"/>}</text:span></text:p>
      <text:p text:style-name="P9"><text:span text:style-name="T6"><text:s text:c="2"/>public void setWidth(double width) {</text:span></text:p>
      <text:p text:style-name="P9"><text:span text:style-name="T6"><text:s text:c="4"/>this.width = width;</text:span></text:p>
      <text:p text:style-name="P9"><text:span text:style-name="T6"><text:s text:c="2"/>}</text:span></text:p>
      <text:p text:style-name="P9"><text:span text:style-name="T6">} </text:span></text:p>
      <text:p text:style-name="P9"><text:span text:style-name="T6">public class Main {</text:span></text:p>
      <text:p text:style-name="P9"><text:span text:style-name="T6"><text:s text:c="4"/>public static void main(String[] args) {</text:span></text:p>
      <text:p text:style-name="P9"><text:span text:style-name="T6"><text:s text:c="8"/>Rectangle rectangle = new Rectangle();</text:span></text:p>
      <text:p text:style-name="P9"><text:span text:style-name="T6"><text:s text:c="8"/>rectangle.setLength(69.7);</text:span></text:p>
      <text:p text:style-name="P9"><text:span text:style-name="T6"><text:s text:c="8"/>rectangle.setWidth(14.0);</text:span></text:p>
      <text:p text:style-name="P9"><text:span text:style-name="T6"><text:s text:c="8"/>double length = rectangle.getLength();</text:span></text:p>
      <text:p text:style-name="P9"><text:span text:style-name="T6"><text:s text:c="8"/>double width = rectangle.getWidth();</text:span></text:p>
      <text:p text:style-name="P9"><text:span text:style-name="T6"><text:s text:c="8"/>System.out.println("Length: " + length);</text:span></text:p>
      <text:p text:style-name="P9"><text:span text:style-name="T6"><text:s text:c="8"/>System.out.println("Width: " + width);</text:span></text:p>
      <text:p text:style-name="P9"><text:span text:style-name="T6"><text:s text:c="4"/>}</text:span></text:p>
      <text:p text:style-name="P9"><text:span text:style-name="T6">}</text:span></text:p>
      <text:p text:style-name="P14"><text:span text:style-name="T12">5)Create a Java program to demonstrate method overriding with a subclass that overrides a method from an abstract class and changes the parameter list to accept a variable number of arguments</text:span></text:p>
      <text:p text:style-name="P7"><text:span text:style-name="T17">abstract class MathOperation</text:span></text:p>
      <text:p text:style-name="P7"><text:span text:style-name="T17">{</text:span></text:p>
      <text:p text:style-name="P7"><text:span text:style-name="T17"><text:s text:c="4"/>abstract int calculate(int... numbers);</text:span></text:p>
      <text:p text:style-name="P7"><text:span text:style-name="T17">}</text:span></text:p>
      <text:p text:style-name="P7"><text:span text:style-name="T17"><text:s/></text:span></text:p>
      <text:p text:style-name="P7"><text:span text:style-name="T17">class Calculator extends MathOperation</text:span></text:p>
      <text:p text:style-name="P7"><text:span text:style-name="T17">{</text:span></text:p>
      <text:p text:style-name="P7"><text:span text:style-name="T17"><text:s text:c="4"/>int calculate(int... numbers)</text:span></text:p>
      <text:p text:style-name="P7"><text:span text:style-name="T17"><text:tab/>{</text:span></text:p>
      <text:p text:style-name="P7"><text:span text:style-name="T17"><text:s text:c="8"/>int sum = 0;</text:span></text:p>
      <text:p text:style-name="P7"><text:span text:style-name="T17"><text:s text:c="8"/>for (int num : numbers)</text:span></text:p>
      <text:p text:style-name="P7"><text:span text:style-name="T17"><text:tab/><text:tab/>{</text:span></text:p>
      <text:p text:style-name="P7"><text:soft-page-break/><text:span text:style-name="T17"><text:s text:c="12"/>sum += num;</text:span></text:p>
      <text:p text:style-name="P7"><text:span text:style-name="T17"><text:s text:c="8"/>}</text:span></text:p>
      <text:p text:style-name="P7"><text:span text:style-name="T17"><text:s text:c="8"/>return sum;</text:span></text:p>
      <text:p text:style-name="P7"><text:span text:style-name="T17"><text:s text:c="4"/>}</text:span></text:p>
      <text:p text:style-name="P7"><text:span text:style-name="T17">}</text:span></text:p>
      <text:p text:style-name="P7"><text:span text:style-name="T17"><text:s/></text:span></text:p>
      <text:p text:style-name="P7"><text:span text:style-name="T17">public class Main</text:span></text:p>
      <text:p text:style-name="P7"><text:span text:style-name="T17">{</text:span></text:p>
      <text:p text:style-name="P7"><text:span text:style-name="T17"><text:s text:c="4"/>public static void main(String[] args)</text:span></text:p>
      <text:p text:style-name="P7"><text:span text:style-name="T17"><text:tab/>{</text:span></text:p>
      <text:p text:style-name="P7"><text:span text:style-name="T17"><text:s text:c="8"/>Calculator calculator = new Calculator();</text:span></text:p>
      <text:p text:style-name="P7"><text:span text:style-name="T17"><text:s text:c="8"/>System.out.println("Sum : " + calculator.calculate(11,9,0));</text:span></text:p>
      <text:p text:style-name="P7"><text:span text:style-name="T17"><text:s text:c="4"/>}</text:span></text:p>
      <text:p text:style-name="P7"><text:span text:style-name="T17">}</text:span></text:p>
      <text:p text:style-name="P15"><text:span text:style-name="T12">6</text:span><text:span text:style-name="T13">)</text:span><text:span text:style-name="T9">Create a Java program to demonstrate method overriding with a subclass that overrides a method and throws a subclass exception</text:span></text:p>
      <text:p text:style-name="P10"><text:span text:style-name="T6">class Parent</text:span></text:p>
      <text:p text:style-name="P10"><text:span text:style-name="T6">{</text:span></text:p>
      <text:p text:style-name="P10"><text:span text:style-name="T6"><text:s text:c="4"/>void display() throws Exception</text:span></text:p>
      <text:p text:style-name="P10"><text:span text:style-name="T6"><text:tab/>{</text:span></text:p>
      <text:p text:style-name="P10"><text:span text:style-name="T6"><text:s text:c="8"/>System.out.println("Parent's display method");</text:span></text:p>
      <text:p text:style-name="P10"><text:span text:style-name="T6"><text:s text:c="4"/>}</text:span></text:p>
      <text:p text:style-name="P10"><text:span text:style-name="T6">}</text:span></text:p>
      <text:p text:style-name="P10"><text:span text:style-name="T6"><text:s/></text:span></text:p>
      <text:p text:style-name="P10"><text:span text:style-name="T6">class Child extends Parent</text:span></text:p>
      <text:p text:style-name="P10"><text:span text:style-name="T6">{</text:span></text:p>
      <text:p text:style-name="P10"><text:span text:style-name="T6"><text:s text:c="3"/></text:span></text:p>
      <text:p text:style-name="P10"><text:span text:style-name="T6"><text:s text:c="4"/>void display() throws RuntimeException</text:span></text:p>
      <text:p text:style-name="P10"><text:span text:style-name="T6"><text:tab/>{</text:span></text:p>
      <text:p text:style-name="P10"><text:span text:style-name="T6"><text:s text:c="8"/>System.out.println("Child's display method");</text:span></text:p>
      <text:p text:style-name="P10"><text:span text:style-name="T6"><text:s text:c="4"/>}</text:span></text:p>
      <text:p text:style-name="P10"><text:span text:style-name="T6">}</text:span></text:p>
      <text:p text:style-name="P10"><text:span text:style-name="T6"><text:s/></text:span></text:p>
      <text:p text:style-name="P10"><text:span text:style-name="T6">public class Main</text:span></text:p>
      <text:p text:style-name="P10"><text:span text:style-name="T6">{</text:span></text:p>
      <text:p text:style-name="P10"><text:span text:style-name="T6"><text:s text:c="4"/>public static void main(String[] args)</text:span></text:p>
      <text:p text:style-name="P10"><text:span text:style-name="T6"><text:tab/>{</text:span></text:p>
      <text:p text:style-name="P10"><text:span text:style-name="T6"><text:s text:c="8"/>Parent parent = new Child();</text:span></text:p>
      <text:p text:style-name="P10"><text:span text:style-name="T6"><text:s text:c="8"/>try{</text:span></text:p>
      <text:p text:style-name="P10"><text:span text:style-name="T6"><text:s text:c="12"/>parent.display();</text:span></text:p>
      <text:p text:style-name="P10"><text:span text:style-name="T6"><text:s text:c="8"/>} catch (Exception e) {</text:span></text:p>
      <text:p text:style-name="P10"><text:span text:style-name="T6"><text:s text:c="12"/>e.printStackTrace();</text:span></text:p>
      <text:p text:style-name="P10"><text:span text:style-name="T6"><text:s text:c="8"/>}</text:span></text:p>
      <text:p text:style-name="P10"><text:span text:style-name="T6"><text:s text:c="4"/>}</text:span></text:p>
      <text:p text:style-name="P10"><text:span text:style-name="T6">}</text:span></text:p>
      <text:p text:style-name="P16"><text:span text:style-name="T14">7)</text:span><text:span text:style-name="T9">Write a Java program to demonstrate method overriding with a subclass that overrides a method from an interface and changes the return type to a different class</text:span></text:p>
      <text:p text:style-name="P11"><text:soft-page-break/><text:span text:style-name="T6">interface MyInterface</text:span></text:p>
      <text:p text:style-name="P11"><text:span text:style-name="T6">{</text:span></text:p>
      <text:p text:style-name="P11"><text:span text:style-name="T6"><text:s text:c="4"/>ParentClass myMethod();</text:span></text:p>
      <text:p text:style-name="P11"><text:span text:style-name="T6">}</text:span></text:p>
      <text:p text:style-name="P11"><text:span text:style-name="T6"><text:s/></text:span></text:p>
      <text:p text:style-name="P11"><text:span text:style-name="T6">class ParentClass</text:span></text:p>
      <text:p text:style-name="P11"><text:span text:style-name="T6">{</text:span></text:p>
      <text:p text:style-name="P11"><text:span text:style-name="T6"><text:s text:c="4"/>String getClassName()</text:span></text:p>
      <text:p text:style-name="P11"><text:span text:style-name="T6"><text:tab/>{</text:span></text:p>
      <text:p text:style-name="P11"><text:span text:style-name="T6"><text:s text:c="8"/>return "ParentClass";</text:span></text:p>
      <text:p text:style-name="P11"><text:span text:style-name="T6"><text:s text:c="4"/>}</text:span></text:p>
      <text:p text:style-name="P11"><text:span text:style-name="T6">}</text:span></text:p>
      <text:p text:style-name="P11"><text:span text:style-name="T6"><text:s/></text:span></text:p>
      <text:p text:style-name="P11"><text:span text:style-name="T6">class ChildClass extends ParentClass</text:span></text:p>
      <text:p text:style-name="P11"><text:span text:style-name="T6">{</text:span></text:p>
      <text:p text:style-name="P11"><text:span text:style-name="T6"><text:s text:c="4"/>String getClassName()</text:span></text:p>
      <text:p text:style-name="P11"><text:span text:style-name="T6"><text:tab/>{</text:span></text:p>
      <text:p text:style-name="P11"><text:span text:style-name="T6"><text:s text:c="8"/>return "ChildClass";</text:span></text:p>
      <text:p text:style-name="P11"><text:span text:style-name="T6"><text:s text:c="4"/>}</text:span></text:p>
      <text:p text:style-name="P11"><text:span text:style-name="T6">}</text:span></text:p>
      <text:p text:style-name="P11"><text:span text:style-name="T6"><text:s/></text:span></text:p>
      <text:p text:style-name="P11"><text:span text:style-name="T6">class MyClass implements MyInterface</text:span></text:p>
      <text:p text:style-name="P11"><text:span text:style-name="T6">{</text:span></text:p>
      <text:p text:style-name="P11"><text:span text:style-name="T6"><text:s text:c="4"/>public ChildClass myMethod()</text:span></text:p>
      <text:p text:style-name="P11"><text:span text:style-name="T6"><text:tab/>{</text:span></text:p>
      <text:p text:style-name="P11"><text:span text:style-name="T6"><text:s text:c="8"/>return new ChildClass();</text:span></text:p>
      <text:p text:style-name="P11"><text:span text:style-name="T6"><text:s text:c="4"/>}</text:span></text:p>
      <text:p text:style-name="P11"><text:span text:style-name="T6">}</text:span></text:p>
      <text:p text:style-name="P11"><text:span text:style-name="T6"><text:s/></text:span></text:p>
      <text:p text:style-name="P11"><text:span text:style-name="T6">public class Main</text:span></text:p>
      <text:p text:style-name="P11"><text:span text:style-name="T6">{</text:span></text:p>
      <text:p text:style-name="P11"><text:span text:style-name="T6"><text:s text:c="4"/>public static void main(String[] args)</text:span></text:p>
      <text:p text:style-name="P11"><text:span text:style-name="T6"><text:tab/>{</text:span></text:p>
      <text:p text:style-name="P11"><text:span text:style-name="T6"><text:s text:c="8"/>MyInterface myInterface = new MyClass();</text:span></text:p>
      <text:p text:style-name="P11"><text:span text:style-name="T6"><text:s text:c="8"/>ParentClass result = myInterface.myMethod();</text:span></text:p>
      <text:p text:style-name="P11"><text:span text:style-name="T6"><text:s text:c="8"/>System.out.println(result.getClassName());</text:span></text:p>
      <text:p text:style-name="P11"><text:span text:style-name="T6"><text:s text:c="4"/>}</text:span></text:p>
      <text:p text:style-name="P11"><text:span text:style-name="T6">}</text:span></text:p>
      <text:p text:style-name="P16"><text:span text:style-name="T14">8)</text:span><text:span text:style-name="T9">Create a program that shows constructor overloading in Java</text:span></text:p>
      <text:p text:style-name="P8"><text:span text:style-name="T6">class Box</text:span></text:p>
      <text:p text:style-name="P8"><text:span text:style-name="T6">{</text:span></text:p>
      <text:p text:style-name="P8"><text:span text:style-name="T6"><text:tab/>double width, height, depth;</text:span></text:p>
      <text:p text:style-name="P8"><text:span text:style-name="T6"><text:s/></text:span></text:p>
      <text:p text:style-name="P8"><text:span text:style-name="T6"><text:tab/>Box()</text:span></text:p>
      <text:p text:style-name="P8"><text:span text:style-name="T6"><text:tab/>{</text:span></text:p>
      <text:p text:style-name="P8"><text:span text:style-name="T6"><text:tab/><text:tab/>width = 1;</text:span></text:p>
      <text:p text:style-name="P8"><text:span text:style-name="T6"><text:tab/><text:tab/>height = 1;</text:span></text:p>
      <text:p text:style-name="P8"><text:soft-page-break/><text:span text:style-name="T6"><text:tab/><text:tab/>depth = 1;</text:span></text:p>
      <text:p text:style-name="P8"><text:span text:style-name="T6"><text:tab/>}</text:span></text:p>
      <text:p text:style-name="P8"><text:span text:style-name="T6"><text:s/></text:span></text:p>
      <text:p text:style-name="P8"><text:span text:style-name="T6"><text:tab/>Box(double w, double h, double d)</text:span></text:p>
      <text:p text:style-name="P8"><text:span text:style-name="T6"><text:tab/>{</text:span></text:p>
      <text:p text:style-name="P8"><text:span text:style-name="T6"><text:tab/><text:tab/>width = w;</text:span></text:p>
      <text:p text:style-name="P8"><text:span text:style-name="T6"><text:tab/><text:tab/>height = h;</text:span></text:p>
      <text:p text:style-name="P8"><text:span text:style-name="T6"><text:tab/><text:tab/>depth = d;</text:span></text:p>
      <text:p text:style-name="P8"><text:span text:style-name="T6"><text:tab/>}</text:span></text:p>
      <text:p text:style-name="P8"><text:span text:style-name="T6"><text:s/></text:span></text:p>
      <text:p text:style-name="P8"><text:span text:style-name="T6"><text:tab/>void myMethod()</text:span></text:p>
      <text:p text:style-name="P8"><text:span text:style-name="T6"><text:tab/>{</text:span></text:p>
      <text:p text:style-name="P8"><text:span text:style-name="T6"><text:tab/><text:tab/>System.out.println("Width : " + width);</text:span></text:p>
      <text:p text:style-name="P8"><text:span text:style-name="T6"><text:tab/><text:tab/>System.out.println("Height : " + height);</text:span></text:p>
      <text:p text:style-name="P8"><text:span text:style-name="T6"><text:tab/><text:tab/>System.out.println("Depth : " + depth);</text:span></text:p>
      <text:p text:style-name="P8"><text:span text:style-name="T6"><text:tab/>}</text:span></text:p>
      <text:p text:style-name="P8"><text:span text:style-name="T6"><text:s/></text:span></text:p>
      <text:p text:style-name="P8"><text:span text:style-name="T6"><text:tab/>public static void main(String[] args)</text:span></text:p>
      <text:p text:style-name="P8"><text:span text:style-name="T6"><text:tab/>{</text:span></text:p>
      <text:p text:style-name="P8"><text:span text:style-name="T6"><text:tab/><text:tab/>Box box1 = new Box();</text:span></text:p>
      <text:p text:style-name="P8"><text:span text:style-name="T6"><text:tab/><text:tab/>Box box2 = new Box(0, 18, 78);</text:span></text:p>
      <text:p text:style-name="P8"><text:span text:style-name="T6"><text:tab/><text:tab/>box2.myMethod();</text:span></text:p>
      <text:p text:style-name="P8"><text:span text:style-name="T6"><text:s/></text:span></text:p>
      <text:p text:style-name="P8"><text:span text:style-name="T6"><text:tab/>}</text:span></text:p>
      <text:p text:style-name="P8"><text:span text:style-name="T6">}</text:span></text:p>
      <text:p text:style-name="P12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Courier, monospace, arial, sans-serif"/>
    <style:font-face style:name="Google Sans" svg:font-family="'Google Sans', Arial, sans-serif"/>
    <style:font-face style:name="Helvetica" svg:font-family="Helvetica, Arial, sans-serif"/>
    <style:font-face style:name="Lohit Devanagari1" svg:font-family="'Lohit Devanagari'"/>
    <style:font-face style:name="Menlo" svg:font-family="Menlo, Monaco, Consolas, 'Courier New', monospace"/>
    <style:font-face style:name="Titillium Web" svg:font-family="'Titillium Web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0:28:26.278281734</meta:creation-date>
    <dc:date>2024-09-19T11:41:56.232348593</dc:date>
    <meta:editing-duration>PT2M1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5" meta:paragraph-count="206" meta:word-count="669" meta:character-count="4767" meta:non-whitespace-character-count="3770"/>
  </office:meta>
</office:document-meta>
</file>